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2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1f0c5e" officeooo:paragraph-rsid="001f0c5e"/>
    </style:style>
    <style:style style:name="P2" style:family="paragraph" style:parent-style-name="Text_20_body">
      <style:text-properties fo:language="ru" fo:country="RU" officeooo:rsid="0023ecb9" officeooo:paragraph-rsid="0023ecb9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language="ru" fo:country="RU" officeooo:rsid="0024dee0" officeooo:paragraph-rsid="0024dee0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language="ru" fo:country="RU" officeooo:rsid="00259d3a" officeooo:paragraph-rsid="00259d3a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language="ru" fo:country="RU" officeooo:rsid="00275b69" officeooo:paragraph-rsid="00275b69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language="ru" fo:country="RU" officeooo:rsid="00275b69" officeooo:paragraph-rsid="00337e7f"/>
    </style:style>
    <style:style style:name="P7" style:family="paragraph" style:parent-style-name="Text_20_body">
      <style:text-properties officeooo:rsid="00382e26" officeooo:paragraph-rsid="00382e2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37e7f"/>
    </style:style>
    <style:style style:name="T3" style:family="text">
      <style:text-properties fo:language="en" fo:country="US" officeooo:rsid="00378706"/>
    </style:style>
    <style:style style:name="T4" style:family="text">
      <style:text-properties fo:language="en" fo:country="US" officeooo:rsid="003b93fa"/>
    </style:style>
    <style:style style:name="T5" style:family="text">
      <style:text-properties fo:language="en" fo:country="US" officeooo:rsid="003c204c"/>
    </style:style>
    <style:style style:name="T6" style:family="text">
      <style:text-properties style:font-name="Liberation Serif"/>
    </style:style>
    <style:style style:name="T7" style:family="text">
      <style:text-properties officeooo:rsid="00275b69"/>
    </style:style>
    <style:style style:name="T8" style:family="text">
      <style:text-properties officeooo:rsid="0028747f"/>
    </style:style>
    <style:style style:name="T9" style:family="text">
      <style:text-properties officeooo:rsid="0029aecf"/>
    </style:style>
    <style:style style:name="T10" style:family="text">
      <style:text-properties officeooo:rsid="002a5966"/>
    </style:style>
    <style:style style:name="T11" style:family="text">
      <style:text-properties officeooo:rsid="002b252b"/>
    </style:style>
    <style:style style:name="T12" style:family="text">
      <style:text-properties officeooo:rsid="002b9a99"/>
    </style:style>
    <style:style style:name="T13" style:family="text">
      <style:text-properties officeooo:rsid="002ced5a"/>
    </style:style>
    <style:style style:name="T14" style:family="text">
      <style:text-properties officeooo:rsid="00337e7f"/>
    </style:style>
    <style:style style:name="T15" style:family="text">
      <style:text-properties officeooo:rsid="0037870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№<text:span text:style-name="T3">1</text:span></text:h>
      <text:p text:style-name="Title">Приближенные числа. Абсолютная и относительная погрешности приближенного числа, погрешность округления. Погрешность функции</text:p>
      <text:h text:style-name="Heading_20_2" text:outline-level="2">Цель работы</text:h>
      <text:p text:style-name="Text_20_body">Научиться находить абсолютную и относительную погрешность числа.</text:p>
      <text:h text:style-name="Heading_20_2" text:outline-level="2">Ход выполнения работы</text:h>
      <text:p text:style-name="P1">Задание №1</text:p>
      <text:p text:style-name="P1">Число <draw:frame draw:style-name="fr1" draw:name="Объект1" text:anchor-type="as-char" svg:y="-0.377cm" svg:width="1.944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/>задано всеми своими верными знаками в узком смысле, это означает, что абсолютная погрешность <draw:frame draw:style-name="fr1" draw:name="Объект2" text:anchor-type="as-char" svg:y="-0.377cm" svg:width="2.485cm" svg:height="0.467cm" draw:z-index="1"><draw:object xlink:href="./Object 2" xlink:type="simple" xlink:show="embed" xlink:actuate="onLoad"/><draw:image xlink:href="./ObjectReplacements/Object 2" xlink:type="simple" xlink:show="embed" xlink:actuate="onLoad"/></draw:frame>. Значит относительная погрешность равна <draw:frame draw:style-name="fr1" draw:name="Объект3" text:anchor-type="as-char" svg:y="-0.619cm" svg:width="6.318cm" svg:height="1cm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P2">Задание №2</text:p>
      <text:p text:style-name="P3"><text:tab/>Число <draw:frame draw:style-name="fr1" draw:name="Объект22" text:anchor-type="as-char" svg:y="-0.377cm" svg:width="2.586cm" svg:height="0.467cm" draw:z-index="21"><draw:object xlink:href="./Object 22" xlink:type="simple" xlink:show="embed" xlink:actuate="onLoad"/><draw:image xlink:href="./ObjectReplacements/Object 22" xlink:type="simple" xlink:show="embed" xlink:actuate="onLoad"/></draw:frame><text:s/>округлим до трех значащих цифр <draw:frame draw:style-name="fr1" draw:name="Объект23" text:anchor-type="as-char" svg:y="-0.377cm" svg:width="2.288cm" svg:height="0.531cm" draw:z-index="22"><draw:object xlink:href="./Object 23" xlink:type="simple" xlink:show="embed" xlink:actuate="onLoad"/><draw:image xlink:href="./ObjectReplacements/Object 23" xlink:type="simple" xlink:show="embed" xlink:actuate="onLoad"/></draw:frame>. Так как цифры числа а верны в широком смысле, то <text:span text:style-name="T1"><draw:frame draw:style-name="fr1" draw:name="Объект24" text:anchor-type="as-char" svg:y="-0.437cm" svg:width="2.35cm" svg:height="0.527cm" draw:z-index="23"><draw:object xlink:href="./Object 24" xlink:type="simple" xlink:show="embed" xlink:actuate="onLoad"/><draw:image xlink:href="./ObjectReplacements/Object 24" xlink:type="simple" xlink:show="embed" xlink:actuate="onLoad"/></draw:frame></text:span>. Погрешность округления находим по формуле<text:span text:style-name="T4">:</text:span> <text:span text:style-name="T6"><draw:frame draw:style-name="fr1" draw:name="Объект4" text:anchor-type="as-char" svg:y="-0.437cm" svg:width="3.817cm" svg:height="0.593cm" draw:z-index="3"><draw:object xlink:href="./Object 4" xlink:type="simple" xlink:show="embed" xlink:actuate="onLoad"/><draw:image xlink:href="./ObjectReplacements/Object 4" xlink:type="simple" xlink:show="embed" xlink:actuate="onLoad"/></draw:frame></text:span>. Вычислим абсолютную погрешность округленного числа по формуле<text:span text:style-name="T5">:</text:span> <draw:frame draw:style-name="fr1" draw:name="Объект5" text:anchor-type="as-char" svg:y="-0.437cm" svg:width="4.277cm" svg:height="0.591cm" draw:z-index="4"><draw:object xlink:href="./Object 5" xlink:type="simple" xlink:show="embed" xlink:actuate="onLoad"/><draw:image xlink:href="./ObjectReplacements/Object 5" xlink:type="simple" xlink:show="embed" xlink:actuate="onLoad"/></draw:frame>. Относительную погрешность округленного числа определим по формуле <draw:frame draw:style-name="fr1" draw:name="Объект6" text:anchor-type="as-char" svg:y="-0.683cm" svg:width="3.602cm" svg:height="1.127cm" draw:z-index="5"><draw:object xlink:href="./Object 6" xlink:type="simple" xlink:show="embed" xlink:actuate="onLoad"/><draw:image xlink:href="./ObjectReplacements/Object 6" xlink:type="simple" xlink:show="embed" xlink:actuate="onLoad"/></draw:frame>.</text:p>
      <text:p text:style-name="P4"><text:tab/>Задание №3</text:p>
      <text:p text:style-name="P4"><text:tab/><text:span text:style-name="T7">По варианту задано </text:span><text:span text:style-name="T7"><draw:frame draw:style-name="fr1" draw:name="Объект7" text:anchor-type="as-char" svg:y="-0.377cm" svg:width="3.15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7">, </text:span><text:span text:style-name="T7"><draw:frame draw:style-name="fr1" draw:name="Объект8" text:anchor-type="as-char" svg:y="-0.377cm" svg:width="2.367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7">. Дана формула </text:span><text:span text:style-name="T7"><draw:frame draw:style-name="fr1" draw:name="Объект9" text:anchor-type="as-char" svg:y="-0.681cm" svg:width="1.921cm" svg:height="1.058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7">.</text:span></text:p>
      <text:p text:style-name="P5">Найдём абсолютную погрешность по формуле: <draw:frame draw:style-name="fr1" draw:name="Объект10" text:anchor-type="as-char" svg:y="-0.621cm" svg:width="11.412cm" svg:height="1cm" draw:z-index="9"><draw:object xlink:href="./Object 10" xlink:type="simple" xlink:show="embed" xlink:actuate="onLoad"/><draw:image xlink:href="./ObjectReplacements/Object 10" xlink:type="simple" xlink:show="embed" xlink:actuate="onLoad"/></draw:frame>. <text:span text:style-name="T8">Относительная погрешность равна </text:span><text:span text:style-name="T8"><draw:frame draw:style-name="fr1" draw:name="Объект11" text:anchor-type="as-char" svg:y="-0.377cm" svg:width="2.358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8">.</text:span></text:p>
      <text:p text:style-name="P5"><text:soft-page-break/><text:tab/><text:span text:style-name="T8">Задание №4</text:span></text:p>
      <text:p text:style-name="P5"><text:tab/><text:span text:style-name="T9">Требуется вычислить </text:span><text:span text:style-name="T10">абсолютны</text:span><text:span text:style-name="T11">е и относительные погрешности для операций сложения, вычитания, умножения, деления и возведения в 4 степень над приближёнными числами. </text:span><text:span text:style-name="T15">Заданы числа: </text:span><text:span text:style-name="T15"><draw:frame draw:style-name="fr1" draw:name="Объект25" text:anchor-type="as-char" svg:y="-0.377cm" svg:width="1.944cm" svg:height="0.467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15">, </text:span><text:span text:style-name="T15"><draw:frame draw:style-name="fr1" draw:name="Объект26" text:anchor-type="as-char" svg:y="-0.377cm" svg:width="1.946cm" svg:height="0.467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15">.</text:span></text:p>
      <text:p text:style-name="P5"><text:tab/><text:span text:style-name="T12">Для операции сложения абсолютная погрешность равна </text:span><text:span text:style-name="T12"><draw:frame draw:style-name="fr1" draw:name="Объект12" text:anchor-type="as-char" svg:y="-0.437cm" svg:width="3.817cm" svg:height="0.52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2">, </text:span><text:span text:style-name="T13">соответственно относительная погрешность равна </text:span><text:span text:style-name="T13"><draw:frame draw:style-name="fr1" draw:name="Объект13" text:anchor-type="as-char" svg:y="-0.681cm" svg:width="5.779cm" svg:height="1.062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3">.</text:span></text:p>
      <text:p text:style-name="P6"><text:span text:style-name="T12"><text:tab/>Для операции </text:span><text:span text:style-name="T2">в</text:span><text:span text:style-name="T14">ычитания</text:span><text:span text:style-name="T12"> абсолютная погрешность равна </text:span><text:span text:style-name="T12"><draw:frame draw:style-name="fr1" draw:name="Объект14" text:anchor-type="as-char" svg:y="-0.437cm" svg:width="3.817cm" svg:height="0.527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2">, </text:span><text:span text:style-name="T13">соответственно относительная погрешность равна </text:span><text:span text:style-name="T13"><draw:frame draw:style-name="fr1" draw:name="Объект15" text:anchor-type="as-char" svg:y="-0.681cm" svg:width="5.847cm" svg:height="1.062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3">.</text:span></text:p>
      <text:p text:style-name="P6"><text:span text:style-name="T12"><text:tab/>Для операции </text:span><text:span text:style-name="T14">умножения</text:span><text:span text:style-name="T12"> абсолютная погрешность равна </text:span><text:span text:style-name="T12"><draw:frame draw:style-name="fr1" draw:name="Объект16" text:anchor-type="as-char" svg:y="-0.437cm" svg:width="5.158cm" svg:height="0.529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2">, </text:span><text:span text:style-name="T13">соответственно относительная погрешность равна </text:span><text:span text:style-name="T13"><draw:frame draw:style-name="fr1" draw:name="Объект17" text:anchor-type="as-char" svg:y="-0.681cm" svg:width="5.98cm" svg:height="1.062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3">.</text:span></text:p>
      <text:p text:style-name="P6"><text:span text:style-name="T12"><text:tab/>Для операции </text:span><text:span text:style-name="T14">деления</text:span><text:span text:style-name="T12"> абсолютная погрешность равна </text:span><text:span text:style-name="T12"><draw:frame draw:style-name="fr1" draw:name="Объект18" text:anchor-type="as-char" svg:y="-0.623cm" svg:width="5.218cm" svg:height="1.062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2">, </text:span><text:span text:style-name="T13">соответственно относительная погрешность равна </text:span><text:span text:style-name="T13"><draw:frame draw:style-name="fr1" draw:name="Объект19" text:anchor-type="as-char" svg:y="-0.681cm" svg:width="5.013cm" svg:height="1.058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3">.</text:span></text:p>
      <text:p text:style-name="P6"><text:span text:style-name="T12"><text:tab/>Для операции </text:span><text:span text:style-name="T14">возведения числа</text:span><text:span text:style-name="T2"> a</text:span><text:span text:style-name="T14"> в степень 4</text:span><text:span text:style-name="T12"> абсолютная погрешность равна </text:span><text:span text:style-name="T12"><draw:frame draw:style-name="fr1" draw:name="Объект20" text:anchor-type="as-char" svg:y="-0.437cm" svg:width="4.667cm" svg:height="0.527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2">, </text:span><text:span text:style-name="T13">соответственно относительная погрешность равна </text:span><text:span text:style-name="T13"><draw:frame draw:style-name="fr1" draw:name="Объект21" text:anchor-type="as-char" svg:y="-0.681cm" svg:width="5.018cm" svg:height="1.118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13">.</text:span></text:p>
      <text:h text:style-name="Heading_20_2" text:outline-level="2" text:is-list-header="true">Вывод</text:h>
      <text:p text:style-name="P7">При выполнении данной лабораторной работы были получены навыки нахождения абсолютной и относительной погрешностей для числа и для арифметических операций над числами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2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1.401cm" fo:margin-bottom="0.7cm" style:contextual-spacing="false" fo:text-indent="1cm" style:auto-text-indent="false" style:page-number="auto">
        <style:tab-stops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" style:num-pre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8T09:06:49.444000000</meta:creation-date>
    <meta:editing-duration>PT1H15M17S</meta:editing-duration>
    <meta:editing-cycles>16</meta:editing-cycles>
    <meta:generator>LibreOffice/7.3.0.3$Windows_X86_64 LibreOffice_project/0f246aa12d0eee4a0f7adcefbf7c878fc2238db3</meta:generator>
    <dc:subject>Тема Лабораторной работы</dc:subject>
    <dc:title>Шаблон Лабораторной работы</dc:title>
    <meta:initial-creator>Алексей  Филозоп</meta:initial-creator>
    <dc:date>2022-03-04T07:39:09.814000000</dc:date>
    <meta:document-statistic meta:table-count="0" meta:image-count="0" meta:object-count="26" meta:page-count="2" meta:paragraph-count="22" meta:word-count="228" meta:character-count="1708" meta:non-whitespace-character-count="1490"/>
  </office:meta>
</office:document-meta>
</file>

<file path=Object 1/content.xml><?xml version="1.0" encoding="utf-8"?>
<math xmlns="http://www.w3.org/1998/Math/MathML" display="block">
  <semantics>
    <mrow>
      <mi>a</mi>
      <mo stretchy="false">=</mo>
      <mn>3.1659</mn>
    </mrow>
    <annotation encoding="StarMath 5.0">a=3.1659</annotation>
  </semantics>
</math>
</file>

<file path=Object 10/content.xml><?xml version="1.0" encoding="utf-8"?>
<math xmlns="http://www.w3.org/1998/Math/MathML" display="block">
  <semantics>
    <mrow>
      <mrow>
        <mi mathvariant="italic">ΔV</mi>
        <mo stretchy="false">=</mo>
        <mrow>
          <mrow>
            <mo fence="true" form="prefix" stretchy="true">|</mo>
            <mrow>
              <mfrac>
                <mrow>
                  <mi>δ</mi>
                  <mi>V</mi>
                </mrow>
                <mrow>
                  <mi>δ</mi>
                  <mi>π</mi>
                </mrow>
              </mfrac>
            </mrow>
            <mo fence="true" form="postfix" stretchy="true">|</mo>
          </mrow>
          <mo stretchy="false">∗</mo>
          <mi mathvariant="normal">Δ</mi>
        </mrow>
      </mrow>
      <mrow>
        <mi>π</mi>
        <mo stretchy="false">+</mo>
        <mrow>
          <mrow>
            <mo fence="true" form="prefix" stretchy="true">|</mo>
            <mrow>
              <mfrac>
                <mrow>
                  <mi>δ</mi>
                  <mi>V</mi>
                </mrow>
                <mrow>
                  <mi>δ</mi>
                  <mi>d</mi>
                </mrow>
              </mfrac>
            </mrow>
            <mo fence="true" form="postfix" stretchy="true">|</mo>
          </mrow>
          <mo stretchy="false">∗</mo>
          <mi mathvariant="normal">Δ</mi>
        </mrow>
      </mrow>
      <mrow>
        <mi>d</mi>
        <mo stretchy="false">=</mo>
        <mrow>
          <mrow>
            <mn>7,146</mn>
            <mo stretchy="false">∗</mo>
            <mn>0,0016</mn>
          </mrow>
          <mo stretchy="false">+</mo>
          <mrow>
            <mn>19,233</mn>
            <mo stretchy="false">∗</mo>
            <mn>0,05</mn>
          </mrow>
        </mrow>
        <mo stretchy="false">=</mo>
        <mn>0.973</mn>
      </mrow>
    </mrow>
    <annotation encoding="StarMath 5.0">ΔV = abs{ frac {%delta V} {%delta %pi } } * %DELTA %pi + abs{ frac {%delta V} {%delta d} } * %DELTA d = 7,146 * 0,0016 + 19,233 * 0,05 = 0.973</annotation>
  </semantics>
</math>
</file>

<file path=Object 11/content.xml><?xml version="1.0" encoding="utf-8"?>
<math xmlns="http://www.w3.org/1998/Math/MathML" display="block">
  <semantics>
    <mrow>
      <mi>δ</mi>
      <mrow>
        <mi>V</mi>
        <mo stretchy="false">=</mo>
        <mn>0,0434</mn>
      </mrow>
    </mrow>
    <annotation encoding="StarMath 5.0">%delta V = 0,0434</annotation>
  </semantics>
</math>
</file>

<file path=Object 12/content.xml><?xml version="1.0" encoding="utf-8"?>
<math xmlns="http://www.w3.org/1998/Math/MathML" display="block">
  <semantics>
    <mrow>
      <mrow>
        <mi mathvariant="normal">Δ</mi>
        <mo stretchy="false">=</mo>
        <mi mathvariant="normal">Δ</mi>
      </mrow>
      <mrow>
        <mi>a</mi>
        <mo stretchy="false">+</mo>
        <mi mathvariant="normal">Δ</mi>
      </mrow>
      <mrow>
        <mi>b</mi>
        <mo stretchy="false">=</mo>
        <mrow>
          <mn>2</mn>
          <mo stretchy="false">∗</mo>
          <msup>
            <mn>10</mn>
            <mrow>
              <mo stretchy="false">−</mo>
              <mn>5</mn>
            </mrow>
          </msup>
        </mrow>
      </mrow>
    </mrow>
    <annotation encoding="StarMath 5.0">%DELTA = %DELTA a + %DELTA b = 2 * 10^{ -5 }</annotation>
  </semantics>
</math>
</file>

<file path=Object 13/content.xml><?xml version="1.0" encoding="utf-8"?>
<math xmlns="http://www.w3.org/1998/Math/MathML" display="block">
  <semantics>
    <mrow>
      <mi>δ</mi>
      <mo stretchy="false">=</mo>
      <mfrac>
        <mrow>
          <mn>2</mn>
          <mo stretchy="false">∗</mo>
          <msup>
            <mn>10</mn>
            <mrow>
              <mo stretchy="false">−</mo>
              <mn>5</mn>
            </mrow>
          </msup>
        </mrow>
        <mrow>
          <mo fence="true" form="prefix" stretchy="true">|</mo>
          <mrow>
            <mrow>
              <mn>1,8723</mn>
              <mo stretchy="false">+</mo>
              <mn>2,4658</mn>
            </mrow>
          </mrow>
          <mo fence="true" form="postfix" stretchy="true">|</mo>
        </mrow>
      </mfrac>
      <mo stretchy="false">=</mo>
      <mrow>
        <mn>0,43</mn>
        <mo stretchy="false">∗</mo>
        <msup>
          <mn>10</mn>
          <mrow>
            <mo stretchy="false">−</mo>
            <mn>5</mn>
          </mrow>
        </msup>
      </mrow>
    </mrow>
    <annotation encoding="StarMath 5.0">%delta = frac { 2*10^{-5} } { abs {1,8723 + 2,4658} } = 0,43 * 10^-5</annotation>
  </semantics>
</math>
</file>

<file path=Object 14/content.xml><?xml version="1.0" encoding="utf-8"?>
<math xmlns="http://www.w3.org/1998/Math/MathML" display="block">
  <semantics>
    <mrow>
      <mrow>
        <mi mathvariant="normal">Δ</mi>
        <mo stretchy="false">=</mo>
        <mi mathvariant="normal">Δ</mi>
      </mrow>
      <mrow>
        <mi>a</mi>
        <mo stretchy="false">+</mo>
        <mi mathvariant="normal">Δ</mi>
      </mrow>
      <mrow>
        <mi>b</mi>
        <mo stretchy="false">=</mo>
        <mrow>
          <mn>2</mn>
          <mo stretchy="false">∗</mo>
          <msup>
            <mn>10</mn>
            <mrow>
              <mo stretchy="false">−</mo>
              <mn>5</mn>
            </mrow>
          </msup>
        </mrow>
      </mrow>
    </mrow>
    <annotation encoding="StarMath 5.0">%DELTA = %DELTA a + %DELTA b = 2 * 10^{ -5 }</annotation>
  </semantics>
</math>
</file>

<file path=Object 15/content.xml><?xml version="1.0" encoding="utf-8"?>
<math xmlns="http://www.w3.org/1998/Math/MathML" display="block">
  <semantics>
    <mrow>
      <mi>δ</mi>
      <mo stretchy="false">=</mo>
      <mfrac>
        <mrow>
          <mn>2</mn>
          <mo stretchy="false">∗</mo>
          <msup>
            <mn>10</mn>
            <mrow>
              <mo stretchy="false">−</mo>
              <mn>5</mn>
            </mrow>
          </msup>
        </mrow>
        <mrow>
          <mo fence="true" form="prefix" stretchy="true">|</mo>
          <mrow>
            <mrow>
              <mn>1,8723</mn>
              <mo stretchy="false">−</mo>
              <mn>2,4658</mn>
            </mrow>
          </mrow>
          <mo fence="true" form="postfix" stretchy="true">|</mo>
        </mrow>
      </mfrac>
      <mo stretchy="false">=</mo>
      <mrow>
        <mn>2,24</mn>
        <mo stretchy="false">∗</mo>
        <msup>
          <mn>10</mn>
          <mrow>
            <mo stretchy="false">−</mo>
            <mn>5</mn>
          </mrow>
        </msup>
      </mrow>
    </mrow>
    <annotation encoding="StarMath 5.0">%delta = frac { 2*10^{-5} } { abs {1,8723 - 2,4658} } = 2,24 * 10^-5</annotation>
  </semantics>
</math>
</file>

<file path=Object 16/content.xml><?xml version="1.0" encoding="utf-8"?>
<math xmlns="http://www.w3.org/1998/Math/MathML" display="block">
  <semantics>
    <mrow>
      <mrow>
        <mi mathvariant="normal">Δ</mi>
        <mo stretchy="false">=</mo>
        <mrow>
          <mo fence="true" form="prefix" stretchy="true">|</mo>
          <mrow>
            <mi>a</mi>
          </mrow>
          <mo fence="true" form="postfix" stretchy="true">|</mo>
        </mrow>
      </mrow>
      <mi mathvariant="normal">Δ</mi>
      <mrow>
        <mi>b</mi>
        <mo stretchy="false">+</mo>
        <mi mathvariant="normal">Δ</mi>
      </mrow>
      <mi>a</mi>
      <mrow>
        <mrow>
          <mo fence="true" form="prefix" stretchy="true">|</mo>
          <mrow>
            <mi>b</mi>
          </mrow>
          <mo fence="true" form="postfix" stretchy="true">|</mo>
        </mrow>
        <mo stretchy="false">=</mo>
        <mrow>
          <mn>4,64</mn>
          <mo stretchy="false">∗</mo>
          <msup>
            <mn>10</mn>
            <mrow>
              <mo stretchy="false">−</mo>
              <mn>5</mn>
            </mrow>
          </msup>
        </mrow>
      </mrow>
    </mrow>
    <annotation encoding="StarMath 5.0">%DELTA = abs { a } %DELTA b + %DELTA a abs { b } = 4,64 * 10^{ -5 }</annotation>
  </semantics>
</math>
</file>

<file path=Object 17/content.xml><?xml version="1.0" encoding="utf-8"?>
<math xmlns="http://www.w3.org/1998/Math/MathML" display="block">
  <semantics>
    <mrow>
      <mi>δ</mi>
      <mo stretchy="false">=</mo>
      <mfrac>
        <mrow>
          <mn>4,64</mn>
          <mo stretchy="false">∗</mo>
          <msup>
            <mn>10</mn>
            <mrow>
              <mo stretchy="false">−</mo>
              <mn>5</mn>
            </mrow>
          </msup>
        </mrow>
        <mrow>
          <mo fence="true" form="prefix" stretchy="true">|</mo>
          <mrow>
            <mrow>
              <mn>1,8723</mn>
              <mo stretchy="false">∗</mo>
              <mn>2,7658</mn>
            </mrow>
          </mrow>
          <mo fence="true" form="postfix" stretchy="true">|</mo>
        </mrow>
      </mfrac>
      <mo stretchy="false">=</mo>
      <mrow>
        <mn>0,896</mn>
        <mo stretchy="false">∗</mo>
        <msup>
          <mn>10</mn>
          <mrow>
            <mo stretchy="false">−</mo>
            <mn>5</mn>
          </mrow>
        </msup>
      </mrow>
    </mrow>
    <annotation encoding="StarMath 5.0">%delta = frac { 4,64 * 10^{ -5 } } { abs { 1,8723 * 2,7658 } } = 0,896 * 10^{ -5 }</annotation>
  </semantics>
</math>
</file>

<file path=Object 18/content.xml><?xml version="1.0" encoding="utf-8"?>
<math xmlns="http://www.w3.org/1998/Math/MathML" display="block">
  <semantics>
    <mrow>
      <mi mathvariant="normal">Δ</mi>
      <mo stretchy="false">=</mo>
      <mfrac>
        <mrow>
          <mrow>
            <mo fence="true" form="prefix" stretchy="true">|</mo>
            <mrow>
              <mi>a</mi>
            </mrow>
            <mo fence="true" form="postfix" stretchy="true">|</mo>
          </mrow>
          <mi mathvariant="normal">Δ</mi>
          <mrow>
            <mi>b</mi>
            <mo stretchy="false">+</mo>
            <mi mathvariant="normal">Δ</mi>
          </mrow>
          <mi>a</mi>
          <mrow>
            <mo fence="true" form="prefix" stretchy="true">|</mo>
            <mrow>
              <mi>b</mi>
            </mrow>
            <mo fence="true" form="postfix" stretchy="true">|</mo>
          </mrow>
        </mrow>
        <msup>
          <mi>b</mi>
          <mn>2</mn>
        </msup>
      </mfrac>
      <mo stretchy="false">=</mo>
      <mrow>
        <mn>0,61</mn>
        <mo stretchy="false">∗</mo>
        <msup>
          <mn>10</mn>
          <mrow>
            <mo stretchy="false">−</mo>
            <mn>5</mn>
          </mrow>
        </msup>
      </mrow>
    </mrow>
    <annotation encoding="StarMath 5.0">%DELTA = frac { abs { a } %DELTA b + %DELTA a abs { b } } { b ^ { 2 } } = 0,61 * 10^{ -5 }</annotation>
  </semantics>
</math>
</file>

<file path=Object 19/content.xml><?xml version="1.0" encoding="utf-8"?>
<math xmlns="http://www.w3.org/1998/Math/MathML" display="block">
  <semantics>
    <mrow>
      <mi>δ</mi>
      <mo stretchy="false">=</mo>
      <mfrac>
        <mrow>
          <mn>0,61</mn>
          <mo stretchy="false">∗</mo>
          <msup>
            <mn>10</mn>
            <mrow>
              <mo stretchy="false">−</mo>
              <mn>5</mn>
            </mrow>
          </msup>
        </mrow>
        <mn>0,677</mn>
      </mfrac>
      <mo stretchy="false">=</mo>
      <mrow>
        <mn>0,896</mn>
        <mo stretchy="false">∗</mo>
        <msup>
          <mn>10</mn>
          <mrow>
            <mo stretchy="false">−</mo>
            <mn>5</mn>
          </mrow>
        </msup>
      </mrow>
    </mrow>
    <annotation encoding="StarMath 5.0">%delta = frac { 0,61 * 10 ^ {-5} } { 0,677 } = 0,896 * 10^{ -5 }</annotation>
  </semantics>
</math>
</file>

<file path=Object 2/content.xml><?xml version="1.0" encoding="utf-8"?>
<math xmlns="http://www.w3.org/1998/Math/MathML" display="block">
  <semantics>
    <mrow>
      <mi mathvariant="normal">Δ</mi>
      <mrow>
        <mi>a</mi>
        <mo stretchy="false">=</mo>
        <mn>0,00005</mn>
      </mrow>
    </mrow>
    <annotation encoding="StarMath 5.0">%DELTA a = 0,00005</annotation>
  </semantics>
</math>
</file>

<file path=Object 20/content.xml><?xml version="1.0" encoding="utf-8"?>
<math xmlns="http://www.w3.org/1998/Math/MathML" display="block">
  <semantics>
    <mrow>
      <mrow>
        <mi mathvariant="normal">Δ</mi>
        <mo stretchy="false">=</mo>
        <msup>
          <mi mathvariant="italic">na</mi>
          <mrow>
            <mi>n</mi>
            <mo stretchy="false">−</mo>
            <mn>1</mn>
          </mrow>
        </msup>
      </mrow>
      <mi mathvariant="normal">Δ</mi>
      <mrow>
        <mi>a</mi>
        <mo stretchy="false">=</mo>
        <mrow>
          <mn>26,25</mn>
          <mo stretchy="false">∗</mo>
          <msup>
            <mn>10</mn>
            <mrow>
              <mo stretchy="false">−</mo>
              <mn>5</mn>
            </mrow>
          </msup>
        </mrow>
      </mrow>
    </mrow>
    <annotation encoding="StarMath 5.0">%DELTA = na^{ n - 1 } %DELTA a = 26,25 * 10 ^ { -5 }</annotation>
  </semantics>
</math>
</file>

<file path=Object 21/content.xml><?xml version="1.0" encoding="utf-8"?>
<math xmlns="http://www.w3.org/1998/Math/MathML" display="block">
  <semantics>
    <mrow>
      <mi>δ</mi>
      <mo stretchy="false">=</mo>
      <mfrac>
        <mrow>
          <mn>26,25</mn>
          <mo stretchy="false">∗</mo>
          <msup>
            <mn>10</mn>
            <mrow>
              <mo stretchy="false">−</mo>
              <mn>5</mn>
            </mrow>
          </msup>
        </mrow>
        <msup>
          <mn>1,8723</mn>
          <mn>4</mn>
        </msup>
      </mfrac>
      <mo stretchy="false">=</mo>
      <mrow>
        <mn>2,14</mn>
        <mo stretchy="false">∗</mo>
        <msup>
          <mn>10</mn>
          <mrow>
            <mo stretchy="false">−</mo>
            <mn>5</mn>
          </mrow>
        </msup>
      </mrow>
    </mrow>
    <annotation encoding="StarMath 5.0">%delta = frac { 26,25 * 10 ^ { -5 } } { 1,8723 ^ {4} } = 2,14 * 10^{ -5 }
</annotation>
  </semantics>
</math>
</file>

<file path=Object 22/content.xml><?xml version="1.0" encoding="utf-8"?>
<math xmlns="http://www.w3.org/1998/Math/MathML" display="block">
  <semantics>
    <mrow>
      <mi>а</mi>
      <mo stretchy="false">=</mo>
      <mn>0,0015476</mn>
    </mrow>
    <annotation encoding="StarMath 5.0">а = 0,0015476</annotation>
  </semantics>
</math>
</file>

<file path=Object 23/content.xml><?xml version="1.0" encoding="utf-8"?>
<math xmlns="http://www.w3.org/1998/Math/MathML" display="block">
  <semantics>
    <mrow>
      <msub>
        <mi>а</mi>
        <mn>1</mn>
      </msub>
      <mo stretchy="false">=</mo>
      <mn>0,00155</mn>
    </mrow>
    <annotation encoding="StarMath 5.0">а_1 = 0,00155</annotation>
  </semantics>
</math>
</file>

<file path=Object 24/content.xml><?xml version="1.0" encoding="utf-8"?>
<math xmlns="http://www.w3.org/1998/Math/MathML" display="block">
  <semantics>
    <mrow>
      <mi mathvariant="normal">Δ</mi>
      <mrow>
        <mi>a</mi>
        <mo stretchy="false">=</mo>
        <mrow>
          <mn>5</mn>
          <mo stretchy="false">∗</mo>
          <msup>
            <mn>10</mn>
            <mrow>
              <mo stretchy="false">−</mo>
              <mn>6</mn>
            </mrow>
          </msup>
        </mrow>
      </mrow>
    </mrow>
    <annotation encoding="StarMath 5.0">%DELTA a = 5 * 10^{ -6 }</annotation>
  </semantics>
</math>
</file>

<file path=Object 25/content.xml><?xml version="1.0" encoding="utf-8"?>
<math xmlns="http://www.w3.org/1998/Math/MathML" display="block">
  <semantics>
    <mrow>
      <mi>a</mi>
      <mo stretchy="false">=</mo>
      <mn>1,8723</mn>
    </mrow>
    <annotation encoding="StarMath 5.0">a = 1,8723</annotation>
  </semantics>
</math>
</file>

<file path=Object 26/content.xml><?xml version="1.0" encoding="utf-8"?>
<math xmlns="http://www.w3.org/1998/Math/MathML" display="block">
  <semantics>
    <mrow>
      <mi>b</mi>
      <mo stretchy="false">=</mo>
      <mn>2,7658</mn>
    </mrow>
    <annotation encoding="StarMath 5.0">b = 2,7658</annotation>
  </semantics>
</math>
</file>

<file path=Object 3/content.xml><?xml version="1.0" encoding="utf-8"?>
<math xmlns="http://www.w3.org/1998/Math/MathML" display="block">
  <semantics>
    <mrow>
      <mi>δ</mi>
      <mrow>
        <mi>a</mi>
        <mo stretchy="false">=</mo>
        <mfrac>
          <mrow>
            <mi mathvariant="normal">Δ</mi>
            <mi>a</mi>
          </mrow>
          <mrow>
            <mo fence="true" form="prefix" stretchy="true">|</mo>
            <mrow>
              <mi>a</mi>
            </mrow>
            <mo fence="true" form="postfix" stretchy="true">|</mo>
          </mrow>
        </mfrac>
        <mo stretchy="false">=</mo>
        <mfrac>
          <mn>0,00005</mn>
          <mn>3,1659</mn>
        </mfrac>
        <mo stretchy="false">=</mo>
        <mn>0,0000157932</mn>
      </mrow>
    </mrow>
    <annotation encoding="StarMath 5.0">%delta a = frac {%DELTA a} {abs {a}} = frac { 0,00005 } { 3,1659 } = 0,0000157932</annotation>
  </semantics>
</math>
</file>

<file path=Object 4/content.xml><?xml version="1.0" encoding="utf-8"?>
<math xmlns="http://www.w3.org/1998/Math/MathML" display="block">
  <semantics>
    <mrow>
      <mi mathvariant="normal">Δ</mi>
      <mo stretchy="false">=</mo>
      <mrow>
        <mo fence="true" form="prefix" stretchy="true">|</mo>
        <mrow>
          <mrow>
            <mi>a</mi>
            <mo stretchy="false">−</mo>
            <msub>
              <mi>a</mi>
              <mn>1</mn>
            </msub>
          </mrow>
        </mrow>
        <mo fence="true" form="postfix" stretchy="true">|</mo>
      </mrow>
      <mo stretchy="false">=</mo>
      <mrow>
        <mn>2,4</mn>
        <mo stretchy="false">∗</mo>
        <msup>
          <mn>10</mn>
          <mrow>
            <mo stretchy="false">−</mo>
            <mn>6</mn>
          </mrow>
        </msup>
      </mrow>
    </mrow>
    <annotation encoding="StarMath 5.0">%DELTA = abs { a - a_1 } = 2,4 * 10 ^ { -6 }</annotation>
  </semantics>
</math>
</file>

<file path=Object 5/content.xml><?xml version="1.0" encoding="utf-8"?>
<math xmlns="http://www.w3.org/1998/Math/MathML" display="block">
  <semantics>
    <mrow>
      <mi mathvariant="normal">Δ</mi>
      <mrow>
        <msub>
          <mi>a</mi>
          <mn>1</mn>
        </msub>
        <mo stretchy="false">=</mo>
        <mi mathvariant="normal">Δ</mi>
      </mrow>
      <mrow>
        <mrow>
          <mi>a</mi>
          <mo stretchy="false">+</mo>
          <mi mathvariant="normal">Δ</mi>
        </mrow>
        <mo stretchy="false">=</mo>
        <mrow>
          <mn>7,4</mn>
          <mo stretchy="false">∗</mo>
          <msup>
            <mn>10</mn>
            <mrow>
              <mo stretchy="false">−</mo>
              <mn>6</mn>
            </mrow>
          </msup>
        </mrow>
      </mrow>
    </mrow>
    <annotation encoding="StarMath 5.0">%DELTA a_{1} = %DELTA a + %DELTA = 7,4 * 10 ^ { -6 }</annotation>
  </semantics>
</math>
</file>

<file path=Object 6/content.xml><?xml version="1.0" encoding="utf-8"?>
<math xmlns="http://www.w3.org/1998/Math/MathML" display="block">
  <semantics>
    <mrow>
      <msub>
        <mi mathvariant="italic">δa</mi>
        <mn>1</mn>
      </msub>
      <mo stretchy="false">=</mo>
      <mfrac>
        <mrow>
          <mi mathvariant="normal">Δ</mi>
          <msub>
            <mi>a</mi>
            <mn>1</mn>
          </msub>
        </mrow>
        <mrow>
          <mo fence="true" form="prefix" stretchy="true">|</mo>
          <mrow>
            <msub>
              <mi>a</mi>
              <mn>1</mn>
            </msub>
          </mrow>
          <mo fence="true" form="postfix" stretchy="true">|</mo>
        </mrow>
      </mfrac>
      <mo stretchy="false">=</mo>
      <mn>0,00477</mn>
    </mrow>
    <annotation encoding="StarMath 5.0">δa_{ 1 } = frac { %DELTA a_{1} } { abs {a_{1}} } = 0,00477</annotation>
  </semantics>
</math>
</file>

<file path=Object 7/content.xml><?xml version="1.0" encoding="utf-8"?>
<math xmlns="http://www.w3.org/1998/Math/MathML" display="block">
  <semantics>
    <mrow>
      <mi>π</mi>
      <mo stretchy="false">=</mo>
      <mrow>
        <mn>3,14</mn>
        <mo stretchy="false">±</mo>
        <mn>0,0016</mn>
      </mrow>
    </mrow>
    <annotation encoding="StarMath 5.0">%pi = 3,14 +-0,0016 </annotation>
  </semantics>
</math>
</file>

<file path=Object 8/content.xml><?xml version="1.0" encoding="utf-8"?>
<math xmlns="http://www.w3.org/1998/Math/MathML" display="block">
  <semantics>
    <mrow>
      <mi mathvariant="normal">Δ</mi>
      <mrow>
        <mi>π</mi>
        <mo stretchy="false">=</mo>
        <mn>0,0016</mn>
      </mrow>
    </mrow>
    <annotation encoding="StarMath 5.0">%DELTA %pi = 0,0016</annotation>
  </semantics>
</math>
</file>

<file path=Object 9/content.xml><?xml version="1.0" encoding="utf-8"?>
<math xmlns="http://www.w3.org/1998/Math/MathML" display="block">
  <semantics>
    <mrow>
      <mi>V</mi>
      <mo stretchy="false">=</mo>
      <mfrac>
        <mrow>
          <mi>π</mi>
          <mo stretchy="false">∗</mo>
          <msup>
            <mi>d</mi>
            <mn>3</mn>
          </msup>
        </mrow>
        <mn>6</mn>
      </mfrac>
    </mrow>
    <annotation encoding="StarMath 5.0">V = frac { %pi * d^{3} } { 6 }</annotation>
  </semantics>
</math>
</file>